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6016*"/>
    </style:style>
    <style:style style:name="Table1.B" style:family="table-column">
      <style:table-column-properties style:column-width="2.5153in" style:rel-column-width="362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0fc60f"/>
    </style:style>
    <style:style style:name="P3" style:family="paragraph" style:parent-style-name="Standard">
      <style:paragraph-properties fo:text-align="start" style:justify-single-word="false"/>
      <style:text-properties fo:color="#000000" style:font-name="Cantarell" officeooo:paragraph-rsid="0011fbea"/>
    </style:style>
    <style:style style:name="P4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paragraph-rsid="0009034c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6" style:family="paragraph" style:parent-style-name="Table_20_Contents">
      <style:text-properties fo:color="#000000"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officeooo:paragraph-rsid="0009034c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officeooo:paragraph-rsid="000c8bef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officeooo:paragraph-rsid="000f24dc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T1" style:family="text">
      <style:text-properties officeooo:rsid="0009034c"/>
    </style:style>
    <style:style style:name="T2" style:family="text">
      <style:text-properties officeooo:rsid="000c8bef"/>
    </style:style>
    <style:style style:name="T3" style:family="text">
      <style:text-properties officeooo:rsid="000f24dc"/>
    </style:style>
    <style:style style:name="T4" style:family="text">
      <style:text-properties officeooo:rsid="000fc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<text:span text:style-name="T1">Surgery Report</text:span></text:p>
            <text:p text:style-name="P6"><text:span text:style-name="T1"/></text:p>
          </table:table-cell>
          <table:covered-table-cell/>
        </table:table-row>
        <table:table-row>
          <table:table-cell table:style-name="Table1.A2" office:value-type="string">
            <text:p text:style-name="P8"><text:span text:style-name="T1">Surgery Date : </text:span><text:span text:style-name="T1"><text:placeholder text:placeholder-type="text">&lt;surgery.surgery_date&gt;</text:placeholder></text:span></text:p>
            <text:p text:style-name="P10"><text:span text:style-name="T3"/></text:p>
            <text:p text:style-name="P8"><text:span text:style-name="T1">Surgery Code : </text:span><text:span text:style-name="T1"><text:placeholder text:placeholder-type="text">&lt;surgery.code&gt;</text:placeholder></text:span></text:p>
            <text:p text:style-name="P8"><text:span text:style-name="T4"/></text:p>
            <text:p text:style-name="P9"><text:span text:style-name="T2">Institution : </text:span><text:span text:style-name="T1"><text:placeholder text:placeholder-type="text">&lt;surgery.operating_room.institution.name&gt;</text:placeholder></text:span></text:p>
            <text:p text:style-name="P8"><text:span text:style-name="T2">Operating Room : </text:span><text:span text:style-name="T1"><text:placeholder text:placeholder-type="text">&lt;surgery.operating_room.name&gt;</text:placeholder></text:span></text:p>
            <text:p text:style-name="P8"><text:span text:style-name="T1"/></text:p>
            <text:p text:style-name="P3"><text:span text:style-name="T4">Main Surgeon : </text:span><text:span text:style-name="T1"><text:placeholder text:placeholder-type="text">&lt;surgery.surgeon.name.name&gt;</text:placeholder></text:span><text:span text:style-name="T1">, </text:span><text:span text:style-name="T1"><text:placeholder text:placeholder-type="text">&lt;surgery.surgeon.name.lastname&gt;</text:placeholder></text:span></text:p>
            <text:p text:style-name="P3"><text:span text:style-name="T4">Anesthetist : </text:span><text:span text:style-name="T1"><text:placeholder text:placeholder-type="text">&lt;surgery.anesthetist.name.name&gt;</text:placeholder></text:span><text:span text:style-name="T1">, </text:span><text:span text:style-name="T1"><text:placeholder text:placeholder-type="text">&lt;surgery.anesthetist.name.lastname&gt;</text:placeholder></text:span></text:p>
          </table:table-cell>
          <table:table-cell table:style-name="Table1.B2" office:value-type="string">
            <text:p text:style-name="P11">Patient :<text:placeholder text:placeholder-type="text">&lt;surgery.patient.name.lastname&gt;</text:placeholder>, <text:placeholder text:placeholder-type="text">&lt;surgery.patient.name.name&gt;</text:placeholder> <text:span text:style-name="T3">(ID </text:span><text:span text:style-name="T3"><text:placeholder text:placeholder-type="text">&lt;surgery.patient.identification_code&gt;</text:placeholder></text:span><text:span text:style-name="T3"> ) </text:span></text:p>
            <text:p text:style-name="P11"/>
            <text:p text:style-name="P5"><text:placeholder text:placeholder-type="text">&lt;if test="surgery.patient.sex == 'f'"&gt;</text:placeholder></text:p>
            <text:p text:style-name="P7">Female</text:p>
            <text:p text:style-name="P5"><text:placeholder text:placeholder-type="text">&lt;/if&gt;</text:placeholder></text:p>
            <text:p text:style-name="P5"><text:placeholder text:placeholder-type="text">&lt;if test="surgery.patient.sex == 'm'"&gt;</text:placeholder></text:p>
            <text:p text:style-name="P7">Male</text:p>
            <text:p text:style-name="P5"><text:placeholder text:placeholder-type="text">&lt;/if&gt;</text:placeholder></text:p>
            <text:p text:style-name="P5"><text:span text:style-name="T4"/></text:p>
            <text:p text:style-name="P11"><text:span text:style-name="T4">Age :</text:span><text:span text:style-name="T4"><text:placeholder text:placeholder-type="text">&lt;surgery.computed_age&gt;</text:placeholder></text:span></text:p>
          </table:table-cell>
        </table:table-row>
        <table:table-row>
          <table:table-cell table:style-name="Table1.A2" office:value-type="string">
            <text:p text:style-name="P12">Print Date <text:s/>: <text:placeholder text:placeholder-type="text">&lt;formatLang(time.strftime('%Y-%m-%d'), user.language, date=True)&gt;</text:placeholder>, <text:placeholder text:placeholder-type="text">&lt;time.strftime('%H:%M:%S')&gt;</text:placeholder></text:p>
          </table:table-cell>
          <table:table-cell table:style-name="Table1.B2" office:value-type="string">
            <text:p text:style-name="P7"/>
          </table:table-cell>
        </table:table-row>
      </table:table>
      <text:p text:style-name="P1"/>
      <text:p text:style-name="P2"><text:span text:style-name="T4"/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9-01T17:14:04</dc:date>
    <meta:editing-duration>P1DT23H40M50S</meta:editing-duration>
    <meta:editing-cycles>41</meta:editing-cycles>
    <meta:generator>LibreOffice/4.0.5.2$Linux_X86_64 LibreOffice_project/400m0$Build-2</meta:generator>
    <meta:document-statistic meta:table-count="1" meta:image-count="0" meta:object-count="0" meta:page-count="1" meta:paragraph-count="18" meta:word-count="58" meta:character-count="716" meta:non-whitespace-character-count="674"/>
  </office:meta>
</office:document-meta>
</file>